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6</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10</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14T16:00:55</dc:date>
    <meta:printed-by>Tom Yeh</meta:printed-by>
    <meta:print-date>2005-12-05T14:19:55</meta:print-date>
    <meta:keyword>ZK ZUL ZHTML</meta:keyword>
    <dc:language>en-US</dc:language>
    <meta:editing-cycles>3415</meta:editing-cycles>
    <meta:editing-duration>P11DT14H31M52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81"/>
  </office:meta>
</office:document-meta>
</file>